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74cm"/>
    </style:style>
    <style:style style:name="gr3" style:family="graphic" style:parent-style-name="standard">
      <style:graphic-properties svg:stroke-width="0.1cm" draw:marker-start-width="0.45cm" draw:marker-end-width="0.45cm" draw:fill="solid" draw:fill-color="#ffd320" draw:opacity="60%" draw:textarea-horizontal-align="justify" draw:textarea-vertical-align="middle" draw:auto-grow-height="false" fo:padding-top="0.175cm" fo:padding-bottom="0.175cm" fo:padding-left="0.3cm" fo:padding-right="0.3cm" draw:shadow-opacity="60%"/>
    </style:style>
    <style:style style:name="gr4" style:family="graphic" style:parent-style-name="standard">
      <style:graphic-properties svg:stroke-width="0.1cm" draw:marker-start-width="0.45cm" draw:marker-end-width="0.45cm" draw:fill="solid" draw:fill-color="#83caff" draw:opacity="60%" draw:textarea-horizontal-align="justify" draw:textarea-vertical-align="middle" draw:auto-grow-height="false" fo:padding-top="0.175cm" fo:padding-bottom="0.175cm" fo:padding-left="0.3cm" fo:padding-right="0.3cm" draw:shadow-opacity="6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 draw:shadow="hidden"/>
    </style:style>
    <style:style style:name="gr7" style:family="graphic" style:parent-style-name="standard">
      <style:graphic-properties draw:stroke="none" svg:stroke-color="#000000" draw:fill="none" draw:fill-color="#ffffff" fo:min-height="0.568cm"/>
    </style:style>
    <style:style style:name="gr8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068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4.7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8.354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568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fo:min-height="1.866cm"/>
    </style:style>
    <style:style style:name="gr16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47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T1" style:family="text">
      <style:text-properties fo:font-family="'Courier New'" style:font-family-generic="modern" style:font-pitch="fixed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.5cm" svg:x2="19cm" svg:y2="6.5cm">
          <text:p/>
        </draw:line>
        <draw:line draw:style-name="gr1" draw:text-style-name="P1" draw:layer="layout" svg:x1="19cm" svg:y1="8.5cm" svg:x2="3cm" svg:y2="8.5cm">
          <text:p/>
        </draw:line>
        <draw:line draw:style-name="gr1" draw:text-style-name="P1" draw:layer="layout" svg:x1="19cm" svg:y1="10.5cm" svg:x2="3cm" svg:y2="10.5cm">
          <text:p/>
        </draw:line>
        <draw:line draw:style-name="gr1" draw:text-style-name="P1" draw:layer="layout" svg:x1="19cm" svg:y1="12.5cm" svg:x2="3cm" svg:y2="12.5cm">
          <text:p/>
        </draw:line>
        <draw:line draw:style-name="gr1" draw:text-style-name="P1" draw:layer="layout" svg:x1="19cm" svg:y1="14.5cm" svg:x2="3cm" svg:y2="14.5cm">
          <text:p/>
        </draw:line>
        <draw:line draw:style-name="gr1" draw:text-style-name="P1" draw:layer="layout" svg:x1="19cm" svg:y1="16.5cm" svg:x2="3cm" svg:y2="16.5cm">
          <text:p/>
        </draw:line>
        <draw:line draw:style-name="gr1" draw:text-style-name="P1" draw:layer="layout" svg:x1="19cm" svg:y1="18.5cm" svg:x2="3cm" svg:y2="18.5cm">
          <text:p/>
        </draw:line>
        <draw:line draw:style-name="gr1" draw:text-style-name="P1" draw:layer="layout" svg:x1="19cm" svg:y1="20.5cm" svg:x2="3cm" svg:y2="20.5cm">
          <text:p/>
        </draw:line>
        <draw:line draw:style-name="gr1" draw:text-style-name="P1" draw:layer="layout" svg:x1="19cm" svg:y1="22.5cm" svg:x2="3cm" svg:y2="22.5cm">
          <text:p/>
        </draw:line>
        <draw:line draw:style-name="gr1" draw:text-style-name="P1" draw:layer="layout" svg:x1="19cm" svg:y1="6.5cm" svg:x2="19cm" svg:y2="22.5cm">
          <text:p/>
        </draw:line>
        <draw:line draw:style-name="gr1" draw:text-style-name="P1" draw:layer="layout" svg:x1="17cm" svg:y1="6.5cm" svg:x2="17cm" svg:y2="22.5cm">
          <text:p/>
        </draw:line>
        <draw:line draw:style-name="gr1" draw:text-style-name="P1" draw:layer="layout" svg:x1="15cm" svg:y1="6.5cm" svg:x2="15cm" svg:y2="22.5cm">
          <text:p/>
        </draw:line>
        <draw:line draw:style-name="gr1" draw:text-style-name="P1" draw:layer="layout" svg:x1="13cm" svg:y1="6.5cm" svg:x2="13cm" svg:y2="22.5cm">
          <text:p/>
        </draw:line>
        <draw:line draw:style-name="gr1" draw:text-style-name="P1" draw:layer="layout" svg:x1="11cm" svg:y1="6.5cm" svg:x2="11cm" svg:y2="22.5cm">
          <text:p/>
        </draw:line>
        <draw:line draw:style-name="gr1" draw:text-style-name="P1" draw:layer="layout" svg:x1="9cm" svg:y1="6.5cm" svg:x2="9cm" svg:y2="22.5cm">
          <text:p/>
        </draw:line>
        <draw:line draw:style-name="gr1" draw:text-style-name="P1" draw:layer="layout" svg:x1="7cm" svg:y1="6.5cm" svg:x2="7cm" svg:y2="22.5cm">
          <text:p/>
        </draw:line>
        <draw:line draw:style-name="gr1" draw:text-style-name="P1" draw:layer="layout" svg:x1="5cm" svg:y1="6.5cm" svg:x2="5cm" svg:y2="22.5cm">
          <text:p/>
        </draw:line>
        <draw:line draw:style-name="gr1" draw:text-style-name="P1" draw:layer="layout" svg:x1="3cm" svg:y1="6.5cm" svg:x2="3cm" svg:y2="22.5cm">
          <text:p/>
        </draw:line>
        <draw:frame draw:style-name="gr2" draw:text-style-name="P2" draw:layer="layout" svg:width="2cm" svg:height="0.624cm" svg:x="3cm" svg:y="6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24cm" svg:x="5cm" svg:y="6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24cm" svg:x="3cm" svg:y="8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24cm" svg:x="7cm" svg:y="6.5cm">
          <draw:text-box>
            <text:p><text:span text:style-name="T1">(2,0)</text:span></text:p>
          </draw:text-box>
        </draw:frame>
        <draw:custom-shape draw:style-name="gr3" draw:text-style-name="P1" draw:layer="layout" svg:width="10cm" svg:height="12cm" svg:x="7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4cm" svg:x="9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cm" svg:height="1.5cm" svg:x="8cm" svg:y="1.5cm">
          <text:p text:style-name="P1"><text:span text:style-name="T2">Durch Referenzpunkte A und B</text:span></text:p>
          <text:p text:style-name="P1"><text:span text:style-name="T2">definierter Bereich</text:span></text:p>
          <text:p text:style-name="P1"><text:span text:style-name="T2">(Ref)</text:span></text:p>
          <draw:enhanced-geometry svg:viewBox="0 0 21600 21600" draw:glue-points="10800 0 0 10800 10800 21600 21600 10800 ?f40 ?f41" draw:text-areas="0 0 21600 21600" draw:type="rectangular-callout" draw:modifiers="15902.5631703327 105481.67888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cm" svg:height="1.5cm" svg:x="14.5cm" svg:y="1.5cm">
          <text:p text:style-name="P1"><text:span text:style-name="T2">Zu erstellende Karte</text:span></text:p>
          <text:p text:style-name="P1"><text:span text:style-name="T2">(Target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479.63009247688 161460.35976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4.5cm" svg:height="1.5cm" svg:x="3cm" svg:y="1.5cm">
          <text:p text:style-name="P1"><text:span text:style-name="T2">Vorhandene Basiskarte</text:span></text:p>
          <text:p text:style-name="P1"><text:span text:style-name="T2">(Base)</text:span></text:p>
          <draw:enhanced-geometry svg:viewBox="0 0 21600 21600" draw:glue-points="10800 0 0 10800 10800 21600 21600 10800 ?f40 ?f41" draw:text-areas="0 0 21600 21600" draw:type="rectangular-callout" draw:modifiers="12985.9142412797 73376.68221185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2cm" svg:height="0.818cm" svg:x="8cm" svg:y="9.5cm">
          <draw:text-box>
            <text:p><text:span text:style-name="T3">A</text:span></text:p>
          </draw:text-box>
        </draw:frame>
        <draw:line draw:style-name="gr8" draw:text-style-name="P1" draw:layer="layout" svg:x1="7cm" svg:y1="8.5cm" svg:x2="8cm" svg:y2="10cm">
          <text:p/>
        </draw:line>
        <draw:frame draw:style-name="gr7" draw:text-style-name="P4" draw:layer="layout" svg:width="2cm" svg:height="0.818cm" svg:x="15.5cm" svg:y="19.5cm">
          <draw:text-box>
            <text:p><text:span text:style-name="T3">B</text:span></text:p>
          </draw:text-box>
        </draw:frame>
        <draw:line draw:style-name="gr8" draw:text-style-name="P1" draw:layer="layout" svg:x1="15cm" svg:y1="18.5cm" svg:x2="15.5cm" svg:y2="20cm">
          <text:p/>
        </draw:line>
        <draw:frame draw:style-name="gr9" draw:text-style-name="P4" draw:layer="layout" svg:width="1cm" svg:height="0.818cm" svg:x="9.4cm" svg:y="13.8cm">
          <draw:text-box>
            <text:p><text:span text:style-name="T3">R</text:span></text:p>
          </draw:text-box>
        </draw:frame>
        <draw:line draw:style-name="gr8" draw:text-style-name="P1" draw:layer="layout" svg:x1="9cm" svg:y1="12.5cm" svg:x2="9.5cm" svg:y2="14cm">
          <text:p/>
        </draw:line>
        <draw:frame draw:style-name="gr10" draw:text-style-name="P4" draw:layer="layout" svg:width="1cm" svg:height="0.818cm" svg:x="13.9cm" svg:y="15.2cm">
          <draw:text-box>
            <text:p><text:span text:style-name="T3">S</text:span></text:p>
          </draw:text-box>
        </draw:frame>
        <draw:line draw:style-name="gr8" draw:text-style-name="P1" draw:layer="layout" svg:x1="13cm" svg:y1="14.5cm" svg:x2="14cm" svg:y2="15.5cm">
          <text:p/>
        </draw:line>
        <draw:line draw:style-name="gr11" draw:text-style-name="P1" draw:layer="layout" svg:x1="8cm" svg:y1="10cm" svg:x2="3cm" svg:y2="6.5cm">
          <text:p/>
        </draw:line>
        <draw:line draw:style-name="gr11" draw:text-style-name="P1" draw:layer="layout" svg:x1="15.5cm" svg:y1="20cm" svg:x2="3cm" svg:y2="6.5cm">
          <text:p/>
        </draw:line>
        <draw:frame draw:style-name="gr2" draw:text-style-name="P2" draw:layer="layout" svg:width="2cm" svg:height="0.624cm" svg:x="5cm" svg:y="8.5cm">
          <draw:text-box>
            <text:p><text:span text:style-name="T1">(1,1)</text:span></text:p>
          </draw:text-box>
        </draw:frame>
        <draw:frame draw:style-name="gr2" draw:text-style-name="P2" draw:layer="layout" svg:width="2cm" svg:height="0.624cm" svg:x="9cm" svg:y="12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24cm" svg:x="11cm" svg:y="12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24cm" svg:x="9cm" svg:y="14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24cm" svg:x="11cm" svg:y="14.5cm">
          <draw:text-box>
            <text:p><text:span text:style-name="T1">(1,1)</text:span></text:p>
          </draw:text-box>
        </draw:frame>
        <draw:frame draw:style-name="gr12" draw:text-style-name="P5" draw:layer="layout" svg:width="5.248cm" svg:height="5.939cm" svg:x="5.752cm" svg:y="23cm">
          <draw:text-box>
            <text:p><text:span text:style-name="T4">Referenzpunkte</text:span></text:p>
            <text:p><text:span text:style-name="T4">- Tile (Tile oben/links)</text:span></text:p>
            <text:p><text:span text:style-name="T4">- Base (Base oben/links)</text:span></text:p>
            <text:p><text:span text:style-name="T4">- Target</text:span></text:p>
            <text:p><text:span text:style-name="T4">- WGS84 (unten/links)</text:span></text:p>
            <text:p><text:span text:style-name="T4">- Swissgrid (immer m)</text:span></text:p>
            <text:p><text:span text:style-name="T4"><text:s text:c="3"/></text:span><text:span text:style-name="T4">(unten/links)</text:span></text:p>
            <text:p><text:span text:style-name="T4"/></text:p>
            <text:p><text:span text:style-name="T4">Längeneinheiten:</text:span></text:p>
            <text:p><text:span text:style-name="T4">- Tiles</text:span></text:p>
            <text:p><text:span text:style-name="T4">- Pixels</text:span></text:p>
            <text:p><text:span text:style-name="T4">- m</text:span></text:p>
          </draw:text-box>
        </draw:frame>
        <draw:frame draw:style-name="gr13" draw:text-style-name="P5" draw:layer="layout" svg:width="8.854cm" svg:height="2.147cm" svg:x="11cm" svg:y="22.853cm">
          <draw:text-box>
            <text:p><text:span text:style-name="T4">Gesucht:</text:span></text:p>
            <text:p><text:span text:style-name="T4">VTargetTilesTarget (Die Grösse des Targets)</text:span></text:p>
            <text:p><text:span text:style-name="T4">UWGS84</text:span></text:p>
            <text:p><text:span text:style-name="T4">VWGS84</text:span></text:p>
          </draw:text-box>
        </draw:frame>
        <draw:frame draw:style-name="gr14" draw:text-style-name="P6" draw:layer="layout" svg:width="1cm" svg:height="0.568cm" svg:x="8cm" svg:y="11.807cm">
          <draw:text-box>
            <text:p text:style-name="P1"><text:span text:style-name="T3">Tl</text:span></text:p>
          </draw:text-box>
        </draw:frame>
        <draw:frame draw:style-name="gr14" draw:text-style-name="P6" draw:layer="layout" svg:width="1cm" svg:height="0.568cm" svg:x="15cm" svg:y="16.5cm">
          <draw:text-box>
            <text:p text:style-name="P1"><text:span text:style-name="T3">Br</text:span></text:p>
          </draw:text-box>
        </draw:frame>
        <draw:frame draw:style-name="gr14" draw:text-style-name="P6" draw:layer="layout" svg:width="1cm" svg:height="0.568cm" svg:x="8cm" svg:y="16.5cm">
          <draw:text-box>
            <text:p text:style-name="P1"><text:span text:style-name="T3">Bl</text:span></text:p>
          </draw:text-box>
        </draw:frame>
        <draw:frame draw:style-name="gr14" draw:text-style-name="P6" draw:layer="layout" svg:width="1cm" svg:height="0.568cm" svg:x="15cm" svg:y="11.9cm">
          <draw:text-box>
            <text:p text:style-name="P1"><text:span text:style-name="T3">Tr</text:span></text:p>
          </draw:text-box>
        </draw:frame>
        <draw:frame draw:style-name="gr15" draw:text-style-name="P8" draw:layer="layout" svg:width="3cm" svg:height="2.116cm" svg:x="16cm" svg:y="4.5cm">
          <draw:text-box>
            <text:p text:style-name="P7"><text:span text:style-name="T1">CH1903</text:span></text:p>
            <text:p text:style-name="P7"><text:span text:style-name="T1">800k, 300k</text:span></text:p>
            <text:p text:style-name="P7"><text:span text:style-name="T1">WGS84</text:span></text:p>
            <text:p text:style-name="P7"><text:span text:style-name="T1">lat, lon</text:span></text:p>
            <text:p text:style-name="P7"><text:span text:style-name="T1">48, 10</text:span></text:p>
          </draw:text-box>
        </draw:frame>
        <draw:frame draw:style-name="gr15" draw:text-style-name="P8" draw:layer="layout" svg:width="3cm" svg:height="2.116cm" svg:x="3cm" svg:y="23.5cm">
          <draw:text-box>
            <text:p text:style-name="P7"><text:span text:style-name="T1">CH1903</text:span></text:p>
            <text:p text:style-name="P7"><text:span text:style-name="T1">500k, 100k</text:span></text:p>
            <text:p text:style-name="P7"><text:span text:style-name="T1">WGS84</text:span></text:p>
            <text:p text:style-name="P7"><text:span text:style-name="T1">lat, lon</text:span></text:p>
            <text:p text:style-name="P7"><text:span text:style-name="T1">46, 6</text:span></text:p>
          </draw:text-box>
        </draw:frame>
        <draw:frame draw:style-name="gr15" draw:text-style-name="P8" draw:layer="layout" svg:width="3cm" svg:height="2.116cm" svg:x="3cm" svg:y="4.384cm">
          <draw:text-box>
            <text:p text:style-name="P7"><text:span text:style-name="T1">CH1903</text:span></text:p>
            <text:p text:style-name="P7"><text:span text:style-name="T1">500k, 300k</text:span></text:p>
            <text:p text:style-name="P7"><text:span text:style-name="T1">WGS84</text:span></text:p>
            <text:p text:style-name="P7"><text:span text:style-name="T1">lat, lon</text:span></text:p>
            <text:p text:style-name="P7"><text:span text:style-name="T1">48, 6</text:span></text:p>
          </draw:text-box>
        </draw:frame>
        <draw:line draw:style-name="gr16" draw:text-style-name="P1" draw:layer="layout" svg:x1="2.5cm" svg:y1="21.5cm" svg:x2="2.5cm" svg:y2="23cm">
          <text:p/>
        </draw:line>
        <draw:frame draw:style-name="gr2" draw:text-style-name="P8" draw:layer="layout" svg:width="1.5cm" svg:height="0.624cm" svg:x="2.5cm" svg:y="23cm">
          <draw:text-box>
            <text:p text:style-name="P7"><text:span text:style-name="T1">lon</text:span></text:p>
          </draw:text-box>
        </draw:frame>
        <draw:line draw:style-name="gr16" draw:text-style-name="P1" draw:layer="layout" svg:x1="4cm" svg:y1="23cm" svg:x2="2.5cm" svg:y2="23.001cm">
          <text:p/>
        </draw:line>
        <draw:frame draw:style-name="gr2" draw:text-style-name="P8" draw:layer="layout" svg:width="1.5cm" svg:height="0.624cm" svg:x="1.309cm" svg:y="22.118cm">
          <draw:text-box>
            <text:p text:style-name="P7"><text:span text:style-name="T1">lat</text:span></text:p>
          </draw:text-box>
        </draw:frame>
        <draw:frame draw:style-name="gr17" draw:text-style-name="P8" draw:layer="layout" svg:width="2cm" svg:height="0.997cm" svg:x="9cm" svg:y="13.003cm">
          <draw:text-box>
            <text:p text:style-name="P7"><text:span text:style-name="T1">Pixels</text:span></text:p>
            <text:p text:style-name="P7"><text:span text:style-name="T1">(0,0)</text:span></text:p>
          </draw:text-box>
        </draw:frame>
        <draw:frame draw:style-name="gr17" draw:text-style-name="P8" draw:layer="measurelines" svg:width="2cm" svg:height="0.997cm" svg:x="0.5cm" svg:y="6.503cm">
          <draw:text-box>
            <text:p text:style-name="P7"><text:span text:style-name="T1">Pixels</text:span></text:p>
            <text:p text:style-name="P7"><text:span text:style-name="T1">(0,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Märki</meta:initial-creator>
    <meta:creation-date>2010-06-18T07:57:52.34</meta:creation-date>
    <dc:date>2018-04-26T21:39:44.12</dc:date>
    <dc:creator>Hans Märki</dc:creator>
    <meta:editing-duration>PT20H37M11S</meta:editing-duration>
    <meta:editing-cycles>16</meta:editing-cycles>
    <meta:generator>OpenOffice/4.1.3$Win32 OpenOffice.org_project/413m1$Build-9783</meta:generator>
    <meta:document-statistic meta:object-count="57"/>
  </office:meta>
</office:document-meta>
</file>